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'Courier New'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</style:style>
    <style:style style:name="P2" style:family="paragraph" style:parent-style-name="Text_20_body">
      <style:paragraph-properties style:line-height-at-least="0.503cm"/>
      <style:text-properties fo:color="#000000" style:font-name="Consolas" fo:font-size="10.5pt" fo:font-weight="normal"/>
    </style:style>
    <style:style style:name="P3" style:family="paragraph" style:parent-style-name="Standard">
      <style:text-properties officeooo:rsid="00089f41" officeooo:paragraph-rsid="00089f41"/>
    </style:style>
    <style:style style:name="T1" style:family="text">
      <style:text-properties fo:color="#000000" style:font-name="Consolas" fo:font-size="10.5pt" fo:font-weight="normal" fo:background-color="#ffffff" loext:char-shading-value="0"/>
    </style:style>
    <style:style style:name="T2" style:family="text">
      <style:text-properties fo:color="#000000" style:font-name="Consolas" fo:font-size="14pt" style:text-underline-style="solid" style:text-underline-width="auto" style:text-underline-color="font-color" fo:font-weight="normal" fo:background-color="#ffffff" loext:char-shading-value="0"/>
    </style:style>
    <style:style style:name="T3" style:family="text">
      <style:text-properties style:text-underline-style="solid" style:text-underline-width="auto" style:text-underline-color="font-color"/>
    </style:style>
    <style:style style:name="Sect1" style:family="section">
      <style:section-properties fo:background-color="#ffffff" fo:margin-left="0cm" fo:margin-right="0cm" style:editable="false">
        <style:columns fo:column-count="1" fo:column-gap="0cm"/>
        <style:background-image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2">Ejercicio 4:<text:line-break/></text:span></text:span><text:span text:style-name="T1">Ejecutar el código del archivo calificación.html y evaluar los valores obtenidos. </text:span></text:p>
      <text:section text:style-name="Sect1" text:name="yui_3_17_2_1_1601652361837_51">
        <text:p text:style-name="P2"><text:bookmark text:name="yui_3_17_2_1_1601652361837_52"/>¿Qué calificación obtenemos cuando la nota introducida es 5? Y ¿Cuándo es 9? ¿y 2?. <text:line-break/>Usar el archivo calificación.html subido al AulaVirtual.</text:p>
      </text:section>
      <text:p text:style-name="P3">Cuando la nota sea u 5, saldara Aprobado, cuando la nota sea un 9 saldrá Sobresaliente y cuando introduzca un 2 saldrá Suspens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'Courier New'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2T18:09:45.960531175</meta:creation-date>
    <dc:date>2020-10-02T18:15:53.210028730</dc:date>
    <meta:editing-duration>PT6M2S</meta:editing-duration>
    <meta:editing-cycles>2</meta:editing-cycles>
    <meta:generator>LibreOffice/6.4.5.2$Linux_X86_64 LibreOffice_project/40$Build-2</meta:generator>
    <meta:document-statistic meta:table-count="0" meta:image-count="0" meta:object-count="0" meta:page-count="1" meta:paragraph-count="3" meta:word-count="58" meta:character-count="363" meta:non-whitespace-character-count="306"/>
  </office:meta>
</office:document-meta>
</file>